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08cm" fo:min-width="23.63cm"/>
      <style:paragraph-properties style:writing-mode="lr-tb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12.768cm" fo:min-width="23.31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23.3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13cm" svg:height="2.858cm" svg:x="1.952cm" svg:y="1.317cm">
          <text:p text:style-name="P1">Navigation Ba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812cm" svg:height="13.018cm" svg:x="2.27cm" svg:y="4.492cm">
          <text:p text:style-name="P1">Main Cont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3.812cm" svg:height="1.905cm" svg:x="2.27cm" svg:y="18.145cm">
          <text:p text:style-name="P1">Foot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3T19:39:30.684767345</meta:creation-date>
    <dc:date>2022-08-13T19:52:23.806500121</dc:date>
    <meta:editing-duration>PT2M43S</meta:editing-duration>
    <meta:editing-cycles>1</meta:editing-cycles>
    <meta:generator>LibreOffice/7.3.5.2$Linux_X86_64 LibreOffice_project/30$Build-2</meta:generator>
    <meta:document-statistic meta:object-count="3"/>
  </office:meta>
</office:document-meta>
</file>